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Light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solid" draw:fill-color="#ff8000" loext:fill-use-slide-background="fals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P1" style:family="paragraph">
      <loext:graphic-properties draw:fill="solid" draw:fill-color="#ff8000"/>
      <style:paragraph-properties fo:margin-left="0cm" fo:margin-right="0cm" fo:text-align="center" fo:text-indent="0cm"/>
      <style:text-properties style:font-name="Fira Code Light1"/>
    </style:style>
    <style:style style:name="P2" style:family="paragraph">
      <loext:graphic-properties draw:fill="none"/>
      <style:paragraph-properties fo:text-align="center"/>
      <style:text-properties style:font-name="Fira Code Light1"/>
    </style:style>
    <style:style style:name="P3" style:family="paragraph">
      <style:paragraph-properties fo:text-align="center"/>
      <style:text-properties style:font-name="Fira Code Light1"/>
    </style:style>
    <style:style style:name="P4" style:family="paragraph">
      <style:paragraph-properties fo:text-align="start"/>
      <style:text-properties style:font-name="Fira Code Light1"/>
    </style:style>
    <style:style style:name="P5" style:family="paragraph">
      <loext:graphic-properties draw:fill="none" draw:fill-color="#ffffff"/>
      <style:paragraph-properties fo:text-align="start"/>
      <style:text-properties style:font-name="Fira Code Light1" fo:font-size="6pt" style:font-size-asian="8pt" style:font-size-complex="8pt"/>
    </style:style>
    <style:style style:name="P6" style:family="paragraph">
      <style:paragraph-properties fo:text-align="end"/>
      <style:text-properties style:font-name="Fira Code Light1"/>
    </style:style>
    <style:style style:name="P7" style:family="paragraph">
      <loext:graphic-properties draw:fill="none" draw:fill-color="#ffffff"/>
      <style:paragraph-properties fo:text-align="end"/>
      <style:text-properties style:font-name="Fira Code Light1" fo:font-size="6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style:font-name="Fira Code Light1" fo:font-size="6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65cm" svg:y1="28.2cm" svg:x2="7.125cm" svg:y2="28.2cm">
            <text:p/>
          </draw:line>
          <draw:ellipse draw:style-name="gr3" draw:text-style-name="P3" draw:layer="layout" svg:width="17.59cm" svg:height="17.486cm" svg:x="1.705cm" svg:y="27.104cm" draw:kind="arc" draw:start-angle="119.35" draw:end-angle="61">
            <text:p/>
          </draw:ellipse>
          <draw:line draw:style-name="gr2" draw:text-style-name="P2" draw:layer="layout" svg:x1="13.875cm" svg:y1="28.2cm" svg:x2="14.935cm" svg:y2="28.2cm">
            <text:p/>
          </draw:line>
          <draw:line draw:style-name="gr2" draw:text-style-name="P2" draw:layer="layout" svg:x1="7.125cm" svg:y1="29.2cm" svg:x2="7.125cm" svg:y2="28.2cm">
            <text:p/>
          </draw:line>
          <draw:line draw:style-name="gr2" draw:text-style-name="P2" draw:layer="layout" svg:x1="13.875cm" svg:y1="28.2cm" svg:x2="13.875cm" svg:y2="29.2cm">
            <text:p/>
          </draw:line>
        </draw:g>
        <draw:frame draw:style-name="gr4" draw:text-style-name="P5" draw:layer="layout" svg:width="4.25cm" svg:height="0.51cm" svg:x="1cm" svg:y="28.25cm">
          <draw:text-box>
            <text:p text:style-name="P4"><text:span text:style-name="T1">PATTERN_BLOB_DISTANCE: 0.03m</text:span></text:p>
          </draw:text-box>
        </draw:frame>
        <draw:frame draw:style-name="gr4" draw:text-style-name="P7" draw:layer="layout" svg:width="4.5cm" svg:height="0.51cm" svg:x="15.5cm" svg:y="28.19cm">
          <draw:text-box>
            <text:p text:style-name="P6"><text:span text:style-name="T2">START_BASE_DISTANCE: 0.192929m</text:span></text:p>
          </draw:text-box>
        </draw:frame>
        <draw:frame draw:style-name="gr4" draw:text-style-name="P8" draw:layer="layout" svg:width="6.5cm" svg:height="0.51cm" svg:x="7.25cm" svg:y="28.19cm">
          <draw:text-box>
            <text:p text:style-name="P3"><text:span text:style-name="T2">6x6 Oran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Light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7:19:22.769807842</meta:creation-date>
    <dc:date>2023-06-28T11:07:50.715754479</dc:date>
    <meta:editing-duration>PT43M40S</meta:editing-duration>
    <meta:editing-cycles>8</meta:editing-cycles>
    <meta:generator>LibreOffice/7.5.3.2$Linux_X86_64 LibreOffice_project/50$Build-2</meta:generator>
    <meta:document-statistic meta:object-count="45"/>
  </office:meta>
</office:document-meta>
</file>